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4" style:family="paragraph" style:parent-style-name="Standard" style:master-page-name="">
      <style:paragraph-properties fo:margin-left="2.701cm" fo:margin-right="0cm" fo:text-indent="0cm" style:auto-text-indent="false" style:page-number="auto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2.7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d2e4e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solid" style:text-line-through-type="single" fo:font-style="normal" fo:font-weight="normal" officeooo:rsid="000d2e4e" style:font-style-asian="normal" style:font-weight-asian="normal" style:font-style-complex="normal" style:font-weight-complex="normal"/>
    </style:style>
    <style:style style:name="T10" style:family="text">
      <style:text-properties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normal" fo:font-weight="normal" officeooo:rsid="000d2e4e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d2e4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style:text-underline-style="none" fo:font-weight="normal" officeooo:rsid="000d2e4e" style:font-style-asian="normal" style:font-weight-asian="normal" style:font-style-complex="normal" style:font-weight-complex="normal"/>
    </style:style>
    <style:style style:name="T14" style:family="text">
      <style:text-properties style:text-line-through-style="none" style:text-line-through-type="none" fo:font-style="italic" style:text-underline-style="none" fo:font-weight="normal" officeooo:rsid="000d2e4e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celStepper</text:p>
      <text:p text:style-name="Standard"/>
      <text:p text:style-name="Standard">Este módulo gestiona cada pin que existe en la placa, por lo que se podrían crear tantas instancias como pines tenga la placa. 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evice</text:span>: número de dispositivo, de 0 a 9.</text:p>
      <text:p text:style-name="Standard"><text:span text:style-name="T1">MotorPin1_or_DriverStep</text:span>: Pin para motor 1 o pin driver directo.</text:p>
      <text:p text:style-name="Standard"><text:span text:style-name="T1">MotorPin2_or_DriverDirection</text:span>: Pin para motor 2 o pin dirección.</text:p>
      <text:p text:style-name="Standard"><text:span text:style-name="T1">MotorPin3</text:span>: Pin para motor 3.</text:p>
      <text:p text:style-name="Standard"><text:span text:style-name="T1">MotorPin4</text:span>: Pin para motor 4.</text:p>
      <text:p text:style-name="Standard"><text:span text:style-name="T1">MotorEnablePin</text:span>: Pin para activar o desactivar el motor.</text:p>
      <text:p text:style-name="Standard"><text:span text:style-name="T1">InvertMotorPin1, etc:</text:span> si un pin funciona en modo invertido.</text:p>
      <text:p text:style-name="Standard"><text:span text:style-name="T1">InterfaceType</text:span>: uno de ACCEL_INTERFACE_DRIVER, ACCEL_INTERFACE_2_WIRE, ACCEL_INTERFACE_3_WIRE, ACCEL_INTERFACE_4_WIRE.</text:p>
      <text:p text:style-name="Standard"><text:span text:style-name="T1">StepSize</text:span>: uno de WHOLE_STEP, HALF_STEP.</text:p>
      <text:p text:style-name="Standard"><text:span text:style-name="T1">Speed</text:span>: valor en coma flotante.</text:p>
      <text:p text:style-name="Standard"><text:span text:style-name="T1">Acceleration</text:span>: valor en coma flotante máximo 1000000.</text:p>
      <text:p text:style-name="Standard"><text:span text:style-name="T1">Steps</text:span>: pasos <text:s/>de motor a realizar.</text:p>
      <text:p text:style-name="Standard"/>
      <text:p text:style-name="Standard"><text:span text:style-name="T2">MotorPins</text:span> se comprueban sólo cuando se hace <text:span text:style-name="T1">Enabled</text:span> <text:span text:style-name="T2">True</text:span> para activar la instancia correspondiente, mostrando un error si fuera el caso, también se comprueba si el pin está asignado a otra instancia <text:span text:style-name="T2">TPin</text:span> o pertenece a un módulo activo. La instancia se activa con el valor de velocidad y aceleración de las propiedades.</text:p>
      <text:p text:style-name="Standard"/>
      <text:p text:style-name="Standard">Se indica que el motor está en funcionamiento mediante la propiedad de solo lectura <text:span text:style-name="T1">Running</text:span><text:span text:style-name="T7">.</text:span></text:p>
      <text:p text:style-name="Standard"><text:span text:style-name="T7">Cuando se hace </text:span><text:span text:style-name="T3">Enabled</text:span><text:span text:style-name="T7"> false, se para el motor si está funcionando con la función </text:span><text:span text:style-name="T3">Stop.</text:span></text:p>
      <text:p text:style-name="Standard"/>
      <text:p text:style-name="Standard">El evento <text:span text:style-name="T4">OnStepperPosition</text:span><text:span text:style-name="T5">, se activa con la petición </text:span><text:span text:style-name="T3">ReportPosition</text:span><text:span text:style-name="T5"> y el evento </text:span><text:span text:style-name="T4">OnStepperMoveCompleted</text:span><text:span text:style-name="T5"> cada vez que termina un movimiento.</text:span></text:p>
      <text:p text:style-name="P2"/>
      <text:p text:style-name="Standard"><text:span text:style-name="T5">Cuando se modifican las propiedades </text:span><text:span text:style-name="T3">Acceleration</text:span><text:span text:style-name="T5"> y </text:span><text:span text:style-name="T3">Speed</text:span><text:span text:style-name="T5"> en una instancia activada (Enabled = true) se envían dichos cambios al motor (no hace falta llamar a las funciones </text:span><text:span text:style-name="T3">setAcceleration</text:span><text:span text:style-name="T5"> <text:s/>ni </text:span><text:span text:style-name="T3">setSpeed</text:span><text:span text:style-name="T5">). </text:span></text:p>
      <text:p text:style-name="Standard"><text:span text:style-name="T5">Las funciones </text:span><text:span text:style-name="T4">Move</text:span><text:span text:style-name="T5"> y </text:span><text:span text:style-name="T4">MoveTo</text:span><text:span text:style-name="T5">, </text:span><text:span text:style-name="T8">activan y desactivan </text:span><text:span text:style-name="T10">MotorEnablePin </text:span><text:span text:style-name="T8">si es necesario.</text:span><text:span text:style-name="T11"> Es necesario llamar a la función </text:span><text:span text:style-name="T14">MotorEnable</text:span><text:span text:style-name="T11"> para activar y desactivar el motor</text:span><text:span text:style-name="T5">.</text:span></text:p>
      <text:p text:style-name="P2"/>
      <text:p text:style-name="Standard"><text:span text:style-name="T4">Stop</text:span><text:span text:style-name="T5">: está función detiene el motor con la aceleración programada (ver problemas con dicha función en ConfigurableFirmata más abajo).</text:span></text:p>
      <text:p text:style-name="Standard"><text:span text:style-name="T4">FastStop</text:span><text:span text:style-name="T5">: se ha implementado esta función para conseguir una parada del motor </text:span><text:span text:style-name="T6">muy </text:span><text:span text:style-name="T5">rápida, se implementa cambiando la aceleración a máxima, después llama a la función Stop y finalmente vuelve a seleccionar la aceleración normal.</text:span></text:p>
      <text:p text:style-name="P2"/>
      <text:p text:style-name="P2">En AccelStepper de ConfigurableFirmata la función Stop está programada en el fichero AccelStepperFirmata.ccp de la siguiente manera:</text:p>
      <text:p text:style-name="P2"/>
      <text:p text:style-name="P4">else if (stepCommand == ACCELSTEPPER_STOP) {</text:p>
      <text:p text:style-name="P5"><text:s text:c="8"/>if (stepper[deviceNum]) {</text:p>
      <text:p text:style-name="P5"><text:s text:c="10"/>stepper[deviceNum]-&gt;stop();</text:p>
      <text:p text:style-name="P5"><text:s text:c="10"/>isRunning[deviceNum] = false;</text:p>
      <text:p text:style-name="P5"><text:s text:c="10"/>reportPosition(deviceNum, true);</text:p>
      <text:p text:style-name="P5"><text:soft-page-break/><text:s text:c="8"/>}</text:p>
      <text:p text:style-name="P5"><text:s text:c="6"/>}</text:p>
      <text:p text:style-name="P5"/>
      <text:p text:style-name="P3"><text:span text:style-name="T7">La función realiza una parada instantánea pero cuando se vuelve a poner en marcha el motor lo hace con la última velocidad que tenía y aceleración máxima, se puede conseguir que la parada sea de forma decelerada y además que la siguiente puesta en marcha respete la aceleración programada comentando las últimas dos sentencias del bloque:</text:span></text:p>
      <text:p text:style-name="P4"/>
      <text:p text:style-name="P5">else if (stepCommand == ACCELSTEPPER_STOP) {</text:p>
      <text:p text:style-name="P5"><text:s text:c="8"/>if (stepper[deviceNum]) {</text:p>
      <text:p text:style-name="P5"><text:s text:c="10"/>stepper[deviceNum]-&gt;stop();</text:p>
      <text:p text:style-name="P5"><text:s text:c="10"/>// isRunning[deviceNum] = false;</text:p>
      <text:p text:style-name="P5"><text:s text:c="10"/>// reportPosition(deviceNum, true);</text:p>
      <text:p text:style-name="P5"><text:s text:c="8"/>}</text:p>
      <text:p text:style-name="P5"><text:s text:c="6"/>}</text:p>
      <text:p text:style-name="P5"/>
      <text:p text:style-name="P3"><text:span text:style-name="T7">Hasta que no esté resuelto este problema y además se decida como se debe implementar la función STOP, el componente TAccelStepper opera como si las dos líneas estuviesen comentadas en el código fuente, realiza una parada </text:span><text:span text:style-name="T3">suave</text:span><text:span text:style-name="T7">. Si se deseara una parada instantánea, en el TAccelStepper se ha implementado una función FastSto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8T16:41:54.758756013</meta:creation-date>
    <dc:date>2020-10-04T00:02:30.198436789</dc:date>
    <meta:editing-duration>PT1H6M58S</meta:editing-duration>
    <meta:editing-cycles>11</meta:editing-cycles>
    <meta:generator>LibreOffice/7.0.1.2$Linux_X86_64 LibreOffice_project/7cbcfc562f6eb6708b5ff7d7397325de9e764452</meta:generator>
    <meta:document-statistic meta:table-count="0" meta:image-count="0" meta:object-count="0" meta:page-count="2" meta:paragraph-count="41" meta:word-count="492" meta:character-count="3411" meta:non-whitespace-character-count="2852"/>
  </office:meta>
</office:document-meta>
</file>